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GABEIR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90 USF DA MANGABEI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MANGABEIRA I, 0000154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9M0S" table:style-name="ce3">
            <text:p>16:39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A NASCIMENTO DE CASTRO SILVA</text:p>
          </table:table-cell>
          <table:table-cell office:value-type="date" office:date-value="1993-12-18T00:00:00" table:style-name="ce2">
            <text:p>18/12/1993</text:p>
          </table:table-cell>
          <table:table-cell office:value-type="string" table:style-name="ce1">
            <text:p>31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8.197.254-80</text:p>
          </table:table-cell>
          <table:table-cell office:value-type="float" office:value="707808688390015" table:style-name="ce1">
            <text:p>7,07809E+14</text:p>
          </table:table-cell>
          <table:table-cell office:value-type="string" table:style-name="ce1">
            <text:p>(81) 98843-55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pejar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4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400000000000006" table:style-name="ce1">
            <text:p>69,4</text:p>
          </table:table-cell>
          <table:table-cell office:value-type="float" office:value="145" table:style-name="ce1">
            <text:p>145</text:p>
          </table:table-cell>
          <table:table-cell office:value-type="date" office:date-value="2024-10-01T00:00:00" table:style-name="ce2">
            <text:p>01/10/2024</text:p>
          </table:table-cell>
          <table:table-cell office:value-type="string" table:style-name="ce1">
            <text:p>100/70</text:p>
          </table:table-cell>
          <table:table-cell office:value-type="date" office:date-value="2019-02-22T00:00:00" table:style-name="ce2">
            <text:p>22/02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7" table:style-name="ce1">
            <text:p>37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HAMELA MIRELLA ALVES LIMA</text:p>
          </table:table-cell>
          <table:table-cell office:value-type="date" office:date-value="2004-07-22T00:00:00" table:style-name="ce2">
            <text:p>22/07/2004</text:p>
          </table:table-cell>
          <table:table-cell office:value-type="string" table:style-name="ce1">
            <text:p>21 anos e 1 mê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3.224.554-65</text:p>
          </table:table-cell>
          <table:table-cell office:value-type="float" office:value="898005167538612" table:style-name="ce1">
            <text:p>8,98005E+14</text:p>
          </table:table-cell>
          <table:table-cell office:value-type="string" table:style-name="ce1">
            <text:p>(81) 99255-74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mpo alegr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5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7" table:style-name="ce1">
            <text:p>65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8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OLINA DA SILVA DOS SANTOS</text:p>
          </table:table-cell>
          <table:table-cell office:value-type="date" office:date-value="1996-01-31T00:00:00" table:style-name="ce2">
            <text:p>31/01/1996</text:p>
          </table:table-cell>
          <table:table-cell office:value-type="string" table:style-name="ce1">
            <text:p>29 anos e 7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709.894-90</text:p>
          </table:table-cell>
          <table:table-cell office:value-type="float" office:value="700003369521304" table:style-name="ce1">
            <text:p>7,00003E+14</text:p>
          </table:table-cell>
          <table:table-cell office:value-type="string" table:style-name="ce1">
            <text:p>(81) 98650-2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ge do un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6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170" table:style-name="ce1">
            <text:p>170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140/90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0" table:style-name="ce1">
            <text:p>28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ANE CAMARGO DA SILVA</text:p>
          </table:table-cell>
          <table:table-cell office:value-type="date" office:date-value="1999-05-20T00:00:00" table:style-name="ce2">
            <text:p>20/05/1999</text:p>
          </table:table-cell>
          <table:table-cell office:value-type="string" table:style-name="ce1">
            <text:p>26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001.894-30</text:p>
          </table:table-cell>
          <table:table-cell office:value-type="float" office:value="702908556214978" table:style-name="ce1">
            <text:p>7,02909E+14</text:p>
          </table:table-cell>
          <table:table-cell office:value-type="string" table:style-name="ce1">
            <text:p>(81) 98501-19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ravessa lage de un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66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4" table:style-name="ce1">
            <text:p>84,4</text:p>
          </table:table-cell>
          <table:table-cell office:value-type="float" office:value="157" table:style-name="ce1">
            <text:p>157</text:p>
          </table:table-cell>
          <table:table-cell office:value-type="date" office:date-value="2024-11-19T00:00:00" table:style-name="ce2">
            <text:p>19/11/2024</text:p>
          </table:table-cell>
          <table:table-cell office:value-type="string" table:style-name="ce1">
            <text:p>110/70</text:p>
          </table:table-cell>
          <table:table-cell office:value-type="date" office:date-value="2024-11-19T00:00:00" table:style-name="ce2">
            <text:p>19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DERLAYNE RIBEIRO DOS SANTOS</text:p>
          </table:table-cell>
          <table:table-cell office:value-type="date" office:date-value="1981-10-06T00:00:00" table:style-name="ce2">
            <text:p>06/10/1981</text:p>
          </table:table-cell>
          <table:table-cell office:value-type="string" table:style-name="ce1">
            <text:p>43 anos e 10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499.794-01</text:p>
          </table:table-cell>
          <table:table-cell office:value-type="float" office:value="702902535902276" table:style-name="ce1">
            <text:p>7,02903E+14</text:p>
          </table:table-cell>
          <table:table-cell office:value-type="string" table:style-name="ce1">
            <text:p>(98) 18299-12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atá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95" table:style-name="ce1">
            <text:p>57,95</text:p>
          </table:table-cell>
          <table:table-cell office:value-type="float" office:value="151" table:style-name="ce1">
            <text:p>151</text:p>
          </table:table-cell>
          <table:table-cell office:value-type="date" office:date-value="2022-06-06T00:00:00" table:style-name="ce2">
            <text:p>06/06/2022</text:p>
          </table:table-cell>
          <table:table-cell office:value-type="string" table:style-name="ce1">
            <text:p>120/80</text:p>
          </table:table-cell>
          <table:table-cell office:value-type="date" office:date-value="2022-06-06T00:00:00" table:style-name="ce2">
            <text:p>06/06/2022</text:p>
          </table:table-cell>
          <table:table-cell office:value-type="string" table:style-name="ce1">
            <text:p>Habitual</text:p>
          </table:table-cell>
          <table:table-cell office:value-type="float" office:value="190" table:style-name="ce1">
            <text:p>190</text:p>
          </table:table-cell>
          <table:table-cell office:value-type="float" office:value="5" table:style-name="ce1">
            <text:p>5</text:p>
          </table:table-cell>
          <table:table-cell office:value-type="float" office:value="190" table:style-name="ce1">
            <text:p>19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YANA KYZZE MAIA CRIOLO</text:p>
          </table:table-cell>
          <table:table-cell office:value-type="date" office:date-value="1990-11-21T00:00:00" table:style-name="ce2">
            <text:p>21/11/1990</text:p>
          </table:table-cell>
          <table:table-cell office:value-type="string" table:style-name="ce1">
            <text:p>34 anos e 9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8.607.884-98</text:p>
          </table:table-cell>
          <table:table-cell office:value-type="float" office:value="706707581075815" table:style-name="ce1">
            <text:p>7,06708E+14</text:p>
          </table:table-cell>
          <table:table-cell office:value-type="string" table:style-name="ce1">
            <text:p>(81) 98487-5275</text:p>
          </table:table-cell>
          <table:table-cell office:value-type="string" table:style-name="ce1">
            <text:p>(81) 98487-527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zurit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55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6" table:style-name="ce1">
            <text:p>60,6</text:p>
          </table:table-cell>
          <table:table-cell office:value-type="float" office:value="163.5" table:style-name="ce1">
            <text:p>163,5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40/9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SA NASCIMENTO DE MORAIS</text:p>
          </table:table-cell>
          <table:table-cell office:value-type="date" office:date-value="1992-09-14T00:00:00" table:style-name="ce2">
            <text:p>14/09/1992</text:p>
          </table:table-cell>
          <table:table-cell office:value-type="string" table:style-name="ce1">
            <text:p>32 anos e 11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5.977.714-21</text:p>
          </table:table-cell>
          <table:table-cell office:value-type="float" office:value="700001827047008" table:style-name="ce1">
            <text:p>7,00002E+14</text:p>
          </table:table-cell>
          <table:table-cell office:value-type="string" table:style-name="ce1">
            <text:p>(81) 99941-71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amari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45" table:style-name="ce1">
            <text:p>60,45</text:p>
          </table:table-cell>
          <table:table-cell office:value-type="float" office:value="161" table:style-name="ce1">
            <text:p>161</text:p>
          </table:table-cell>
          <table:table-cell office:value-type="date" office:date-value="2018-12-26T00:00:00" table:style-name="ce2">
            <text:p>26/12/2018</text:p>
          </table:table-cell>
          <table:table-cell office:value-type="string" table:style-name="ce1">
            <text:p>100/70</text:p>
          </table:table-cell>
          <table:table-cell office:value-type="date" office:date-value="2019-01-03T00:00:00" table:style-name="ce2">
            <text:p>03/0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8" table:style-name="ce1">
            <text:p>38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LY SUELEN FARIAS DA SILVA</text:p>
          </table:table-cell>
          <table:table-cell office:value-type="date" office:date-value="1998-12-16T00:00:00" table:style-name="ce2">
            <text:p>16/12/1998</text:p>
          </table:table-cell>
          <table:table-cell office:value-type="string" table:style-name="ce1">
            <text:p>26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847.334-80</text:p>
          </table:table-cell>
          <table:table-cell office:value-type="float" office:value="704009809640169" table:style-name="ce1">
            <text:p>7,0401E+14</text:p>
          </table:table-cell>
          <table:table-cell office:value-type="string" table:style-name="ce1">
            <text:p>(81) 98555-40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age de un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6" table:style-name="ce1">
            <text:p>85,6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0/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Alto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DA SILVA BRAGA</text:p>
          </table:table-cell>
          <table:table-cell office:value-type="date" office:date-value="1998-03-14T00:00:00" table:style-name="ce2">
            <text:p>14/03/1998</text:p>
          </table:table-cell>
          <table:table-cell office:value-type="string" table:style-name="ce1">
            <text:p>27 anos e 5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784.384-71</text:p>
          </table:table-cell>
          <table:table-cell office:value-type="float" office:value="700300936044332" table:style-name="ce1">
            <text:p>7,00301E+14</text:p>
          </table:table-cell>
          <table:table-cell office:value-type="string" table:style-name="ce1">
            <text:p>(81) 98603-01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age do un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5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0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OZIANE SANTOS MEIRA DA SILVA</text:p>
          </table:table-cell>
          <table:table-cell office:value-type="date" office:date-value="2002-09-10T00:00:00" table:style-name="ce2">
            <text:p>10/09/2002</text:p>
          </table:table-cell>
          <table:table-cell office:value-type="string" table:style-name="ce1">
            <text:p>22 anos e 11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4.289.424-59</text:p>
          </table:table-cell>
          <table:table-cell office:value-type="float" office:value="706304760667777" table:style-name="ce1">
            <text:p>7,06305E+14</text:p>
          </table:table-cell>
          <table:table-cell office:value-type="string" table:style-name="ce1">
            <text:p>(81) 99607-32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ngabeira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4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20/8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TA CRISTINE PEREIRA DA SILVA</text:p>
          </table:table-cell>
          <table:table-cell office:value-type="date" office:date-value="1992-12-31T00:00:00" table:style-name="ce2">
            <text:p>31/12/1992</text:p>
          </table:table-cell>
          <table:table-cell office:value-type="string" table:style-name="ce1">
            <text:p>32 anos e 8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01.954.804-57</text:p>
          </table:table-cell>
          <table:table-cell office:value-type="float" office:value="705400487043598" table:style-name="ce1">
            <text:p>7,054E+14</text:p>
          </table:table-cell>
          <table:table-cell office:value-type="string" table:style-name="ce1">
            <text:p>(81) 98655-3583</text:p>
          </table:table-cell>
          <table:table-cell office:value-type="string" table:style-name="ce1">
            <text:p>(81) 98751-9687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inco da mangabei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415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7" table:style-name="ce1">
            <text:p>59,7</text:p>
          </table:table-cell>
          <table:table-cell office:value-type="float" office:value="158" table:style-name="ce1">
            <text:p>158</text:p>
          </table:table-cell>
          <table:table-cell office:value-type="date" office:date-value="2024-05-08T00:00:00" table:style-name="ce2">
            <text:p>08/05/2024</text:p>
          </table:table-cell>
          <table:table-cell office:value-type="string" table:style-name="ce1">
            <text:p>92/56</text:p>
          </table:table-cell>
          <table:table-cell office:value-type="date" office:date-value="2024-05-14T00:00:00" table:style-name="ce2">
            <text:p>14/05/2024</text:p>
          </table:table-cell>
          <table:table-cell office:value-type="string" table:style-name="ce1">
            <text:p>Habitual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ROBERTA DE OLIVEIRA LIMA TAVARES</text:p>
          </table:table-cell>
          <table:table-cell office:value-type="date" office:date-value="1989-03-10T00:00:00" table:style-name="ce2">
            <text:p>10/03/1989</text:p>
          </table:table-cell>
          <table:table-cell office:value-type="string" table:style-name="ce1">
            <text:p>36 anos e 5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2.738.994-97</text:p>
          </table:table-cell>
          <table:table-cell office:value-type="float" office:value="701000863144597" table:style-name="ce1">
            <text:p>7,01001E+14</text:p>
          </table:table-cell>
          <table:table-cell office:value-type="string" table:style-name="ce1">
            <text:p>(81) 98718-6806</text:p>
          </table:table-cell>
          <table:table-cell office:value-type="string" table:style-name="ce1">
            <text:p>(81) 3355-6182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ia gonçalv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3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.9" table:style-name="ce1">
            <text:p>96,9</text:p>
          </table:table-cell>
          <table:table-cell office:value-type="float" office:value="167.5" table:style-name="ce1">
            <text:p>167,5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30/8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ROBERTA DE OLIVEIRA LIMA</text:p>
          </table:table-cell>
          <table:table-cell office:value-type="date" office:date-value="1993-07-02T00:00:00" table:style-name="ce2">
            <text:p>02/07/1993</text:p>
          </table:table-cell>
          <table:table-cell office:value-type="string" table:style-name="ce1">
            <text:p>32 anos e 1 mê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645.444-03</text:p>
          </table:table-cell>
          <table:table-cell office:value-type="float" office:value="704807503945044" table:style-name="ce1">
            <text:p>7,04808E+14</text:p>
          </table:table-cell>
          <table:table-cell office:value-type="string" table:style-name="ce1">
            <text:p>(81) 98718-68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ia gonçalv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3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8" table:style-name="ce1">
            <text:p>70,8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LIA SANTIAGO TORRES GALINDO</text:p>
          </table:table-cell>
          <table:table-cell office:value-type="date" office:date-value="1987-07-10T00:00:00" table:style-name="ce2">
            <text:p>10/07/1987</text:p>
          </table:table-cell>
          <table:table-cell office:value-type="string" table:style-name="ce1">
            <text:p>38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2.972.104-39</text:p>
          </table:table-cell>
          <table:table-cell office:value-type="float" office:value="700602468301365" table:style-name="ce1">
            <text:p>7,00602E+14</text:p>
          </table:table-cell>
          <table:table-cell office:value-type="string" table:style-name="ce1">
            <text:p>(81) 98757-1123</text:p>
          </table:table-cell>
          <table:table-cell office:value-type="string" table:style-name="ce1">
            <text:p>(81) 3355-6182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ia gonçalves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32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162" table:style-name="ce1">
            <text:p>162</text:p>
          </table:table-cell>
          <table:table-cell office:value-type="date" office:date-value="2022-08-15T00:00:00" table:style-name="ce2">
            <text:p>15/08/2022</text:p>
          </table:table-cell>
          <table:table-cell office:value-type="string" table:style-name="ce1">
            <text:p>90/60</text:p>
          </table:table-cell>
          <table:table-cell office:value-type="date" office:date-value="2023-09-06T00:00:00" table:style-name="ce2">
            <text:p>06/09/2023</text:p>
          </table:table-cell>
          <table:table-cell office:value-type="string" table:style-name="ce1">
            <text:p>Habitual</text:p>
          </table:table-cell>
          <table:table-cell office:value-type="float" office:value="179" table:style-name="ce1">
            <text:p>17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GLEICE FIRMINO BARACHO</text:p>
          </table:table-cell>
          <table:table-cell office:value-type="date" office:date-value="1995-09-03T00:00:00" table:style-name="ce2">
            <text:p>03/09/1995</text:p>
          </table:table-cell>
          <table:table-cell office:value-type="string" table:style-name="ce1">
            <text:p>29 anos e 11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780.644-96</text:p>
          </table:table-cell>
          <table:table-cell office:value-type="float" office:value="898003862242392" table:style-name="ce1">
            <text:p>8,98004E+14</text:p>
          </table:table-cell>
          <table:table-cell office:value-type="string" table:style-name="ce1">
            <text:p>(81) 98677-6908</text:p>
          </table:table-cell>
          <table:table-cell office:value-type="string" table:style-name="ce1">
            <text:p>(81) 3355-6182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uamari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66" table:style-name="ce1">
            <text:p>166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110/60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BATISTA SILVA FERREIRA</text:p>
          </table:table-cell>
          <table:table-cell office:value-type="date" office:date-value="1989-06-10T00:00:00" table:style-name="ce2">
            <text:p>10/06/1989</text:p>
          </table:table-cell>
          <table:table-cell office:value-type="string" table:style-name="ce1">
            <text:p>36 anos e 2 meses e 22 dias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1086516941" table:style-name="ce1">
            <text:p>8,98001E+14</text:p>
          </table:table-cell>
          <table:table-cell office:value-type="string" table:style-name="ce1">
            <text:p>(81) 88781-5588</text:p>
          </table:table-cell>
          <table:table-cell office:value-type="string" table:style-name="ce1">
            <text:p>(81) 3355-6182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ata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849999999999994" table:style-name="ce1">
            <text:p>73,85</text:p>
          </table:table-cell>
          <table:table-cell office:value-type="float" office:value="156" table:style-name="ce1">
            <text:p>156</text:p>
          </table:table-cell>
          <table:table-cell office:value-type="date" office:date-value="2021-12-20T00:00:00" table:style-name="ce2">
            <text:p>20/12/2021</text:p>
          </table:table-cell>
          <table:table-cell office:value-type="string" table:style-name="ce1">
            <text:p>110/70</text:p>
          </table:table-cell>
          <table:table-cell office:value-type="date" office:date-value="2021-12-20T00:00:00" table:style-name="ce2">
            <text:p>20/12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2" table:style-name="ce1">
            <text:p>22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IS DE LOURDES DE SANTANA DIAS</text:p>
          </table:table-cell>
          <table:table-cell office:value-type="date" office:date-value="1997-09-09T00:00:00" table:style-name="ce2">
            <text:p>09/09/1997</text:p>
          </table:table-cell>
          <table:table-cell office:value-type="string" table:style-name="ce1">
            <text:p>27 anos e 11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1107831786580" table:style-name="ce1">
            <text:p>7,01108E+14</text:p>
          </table:table-cell>
          <table:table-cell office:value-type="string" table:style-name="ce1">
            <text:p>(81) 98401-3336</text:p>
          </table:table-cell>
          <table:table-cell office:value-type="string" table:style-name="ce1">
            <text:p>(81) 3355-6182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uamari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0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date" office:date-value="2019-04-15T00:00:00" table:style-name="ce2">
            <text:p>15/04/2019</text:p>
          </table:table-cell>
          <table:table-cell office:value-type="string" table:style-name="ce1">
            <text:p>120/80</text:p>
          </table:table-cell>
          <table:table-cell office:value-type="date" office:date-value="2024-09-30T00:00:00" table:style-name="ce2">
            <text:p>30/09/2024</text:p>
          </table:table-cell>
          <table:table-cell office:value-type="string" table:style-name="ce1">
            <text:p>Habitual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LYNE WANDERLEY TAVARES DA SILVA</text:p>
          </table:table-cell>
          <table:table-cell office:value-type="date" office:date-value="1996-05-02T00:00:00" table:style-name="ce2">
            <text:p>02/05/1996</text:p>
          </table:table-cell>
          <table:table-cell office:value-type="string" table:style-name="ce1">
            <text:p>29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270.104-00</text:p>
          </table:table-cell>
          <table:table-cell office:value-type="float" office:value="703002833814576" table:style-name="ce1">
            <text:p>7,03003E+14</text:p>
          </table:table-cell>
          <table:table-cell office:value-type="string" table:style-name="ce1">
            <text:p>(81) 98789-1007</text:p>
          </table:table-cell>
          <table:table-cell office:value-type="string" table:style-name="ce1">
            <text:p>(81) 3441-7203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ngabeir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4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0.3" table:style-name="ce1">
            <text:p>120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8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A DIAS</text:p>
          </table:table-cell>
          <table:table-cell office:value-type="date" office:date-value="1997-09-28T00:00:00" table:style-name="ce2">
            <text:p>28/09/1997</text:p>
          </table:table-cell>
          <table:table-cell office:value-type="string" table:style-name="ce1">
            <text:p>27 anos e 11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9.193.834-09</text:p>
          </table:table-cell>
          <table:table-cell office:value-type="float" office:value="898004145995157" table:style-name="ce1">
            <text:p>8,98004E+14</text:p>
          </table:table-cell>
          <table:table-cell office:value-type="string" table:style-name="ce1">
            <text:p>(81) 98642-4648</text:p>
          </table:table-cell>
          <table:table-cell office:value-type="string" table:style-name="ce1">
            <text:p>(81) 3355-6182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zurit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5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7" table:style-name="ce1">
            <text:p>62,7</text:p>
          </table:table-cell>
          <table:table-cell office:value-type="float" office:value="161" table:style-name="ce1">
            <text:p>161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110/70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Habitual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NA VICTORIA SILVA MENEZES DE OLIVEIRA</text:p>
          </table:table-cell>
          <table:table-cell office:value-type="date" office:date-value="2004-03-14T00:00:00" table:style-name="ce2">
            <text:p>14/03/2004</text:p>
          </table:table-cell>
          <table:table-cell office:value-type="string" table:style-name="ce1">
            <text:p>21 anos e 5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218.274-67</text:p>
          </table:table-cell>
          <table:table-cell office:value-type="float" office:value="708408260475061" table:style-name="ce1">
            <text:p>7,08408E+14</text:p>
          </table:table-cell>
          <table:table-cell office:value-type="string" table:style-name="ce1">
            <text:p>(81) 8655-35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zurita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55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167" table:style-name="ce1">
            <text:p>167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20/8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MIKAELLY BERNARDINO DA HORA</text:p>
          </table:table-cell>
          <table:table-cell office:value-type="date" office:date-value="1999-09-16T00:00:00" table:style-name="ce2">
            <text:p>16/09/1999</text:p>
          </table:table-cell>
          <table:table-cell office:value-type="string" table:style-name="ce1">
            <text:p>25 anos e 11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542.144-41</text:p>
          </table:table-cell>
          <table:table-cell office:value-type="float" office:value="898004860682124" table:style-name="ce1">
            <text:p>8,98005E+14</text:p>
          </table:table-cell>
          <table:table-cell office:value-type="string" table:style-name="ce1">
            <text:p>(81) 99886-40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55-618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zurita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55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7.69999999999999" table:style-name="ce1">
            <text:p>137,7</text:p>
          </table:table-cell>
          <table:table-cell office:value-type="float" office:value="163" table:style-name="ce1">
            <text:p>163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100/70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Habitual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LARA RODRIGUES DA SILVA</text:p>
          </table:table-cell>
          <table:table-cell office:value-type="date" office:date-value="1996-07-17T00:00:00" table:style-name="ce2">
            <text:p>17/07/1996</text:p>
          </table:table-cell>
          <table:table-cell office:value-type="string" table:style-name="ce1">
            <text:p>29 anos e 1 mê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138.334-30</text:p>
          </table:table-cell>
          <table:table-cell office:value-type="float" office:value="700502113601958" table:style-name="ce1">
            <text:p>7,00502E+14</text:p>
          </table:table-cell>
          <table:table-cell office:value-type="string" table:style-name="ce1">
            <text:p>(81) 98676-55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ema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30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8" table:style-name="ce1">
            <text:p>59,8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5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9:20Z</meta:creation-date>
    <dc:date>2025-09-16T19:49:20Z</dc:date>
  </office:meta>
</office:document-meta>
</file>